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ource code pro" svg:font-family="'source code pro', consolas, 'bitstream vera sans mono', 'courier new', Courier,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e36ea" officeooo:paragraph-rsid="001e36ea"/>
    </style:style>
    <style:style style:name="P2" style:family="paragraph" style:parent-style-name="Standard">
      <style:text-properties officeooo:rsid="001f2273" officeooo:paragraph-rsid="001f2273"/>
    </style:style>
    <style:style style:name="P3" style:family="paragraph" style:parent-style-name="Heading_20_1">
      <style:text-properties fo:font-variant="normal" fo:text-transform="none" fo:color="#000000" loext:opacity="100%" style:font-name="source code pro" fo:font-size="10.5pt" fo:letter-spacing="normal" fo:font-style="normal" fo:font-weight="normal" officeooo:paragraph-rsid="001f2273"/>
    </style:style>
    <style:style style:name="P4" style:family="paragraph" style:parent-style-name="Standard">
      <style:text-properties fo:font-variant="normal" fo:text-transform="none" fo:color="#000000" loext:opacity="100%" style:font-name="source code pro" fo:font-size="10.5pt" fo:letter-spacing="normal" fo:font-style="normal" fo:font-weight="normal" officeooo:rsid="001f2273" officeooo:paragraph-rsid="001f2273"/>
    </style:style>
    <style:style style:name="P5" style:family="paragraph" style:parent-style-name="Text_20_body">
      <style:text-properties fo:font-variant="normal" fo:text-transform="none" fo:color="#000000" loext:opacity="100%" style:font-name="source code pro" fo:font-size="10.5pt" fo:letter-spacing="normal" fo:font-style="normal" fo:font-weight="normal" officeooo:paragraph-rsid="001f2273"/>
    </style:style>
    <style:style style:name="P6" style:family="paragraph" style:parent-style-name="Text_20_body">
      <style:text-properties fo:font-variant="normal" fo:text-transform="none" fo:color="#000000" loext:opacity="100%" style:font-name="source code pro" fo:font-size="10.5pt" fo:letter-spacing="normal" fo:font-style="normal" fo:font-weight="normal" officeooo:rsid="001f2273" officeooo:paragraph-rsid="001f2273"/>
    </style:style>
    <style:style style:name="P7" style:family="paragraph" style:parent-style-name="Text_20_body">
      <style:text-properties fo:font-variant="normal" fo:text-transform="none" fo:color="#000000" loext:opacity="100%" style:font-name="source code pro" fo:font-size="10.5pt" fo:letter-spacing="normal" fo:font-style="normal" fo:font-weight="normal" officeooo:rsid="002069d1" officeooo:paragraph-rsid="002069d1"/>
    </style:style>
    <style:style style:name="P8" style:family="paragraph" style:parent-style-name="Text_20_body">
      <style:text-properties fo:font-variant="normal" fo:text-transform="none" fo:color="#000000" loext:opacity="100%" style:font-name="source code pro" fo:font-size="10.5pt" fo:letter-spacing="normal" fo:font-style="normal" fo:font-weight="normal" officeooo:rsid="00220f09" officeooo:paragraph-rsid="00220f09"/>
    </style:style>
    <style:style style:name="P9" style:family="paragraph" style:parent-style-name="Text_20_body">
      <style:text-properties fo:font-variant="normal" fo:text-transform="none" fo:color="#000000" loext:opacity="100%" style:font-name="source code pro" fo:font-size="10.5pt" fo:letter-spacing="normal" fo:font-style="normal" fo:font-weight="normal" officeooo:rsid="00228414" officeooo:paragraph-rsid="00228414"/>
    </style:style>
    <style:style style:name="P10" style:family="paragraph" style:parent-style-name="Text_20_body">
      <style:text-properties fo:font-variant="normal" fo:text-transform="none" fo:color="#000000" loext:opacity="100%" style:font-name="source code pro" fo:font-size="10.5pt" fo:letter-spacing="normal" fo:font-style="normal" fo:font-weight="normal" officeooo:rsid="002406c7" officeooo:paragraph-rsid="002406c7"/>
    </style:style>
    <style:style style:name="P11" style:family="paragraph" style:parent-style-name="Text_20_body">
      <style:text-properties fo:font-variant="normal" fo:text-transform="none" fo:color="#000000" loext:opacity="100%" style:font-name="source code pro" fo:font-size="10.5pt" fo:letter-spacing="normal" fo:font-style="normal" fo:font-weight="normal" officeooo:rsid="0024abc2" officeooo:paragraph-rsid="0024abc2"/>
    </style:style>
    <style:style style:name="P12" style:family="paragraph" style:parent-style-name="Text_20_body">
      <style:text-properties fo:font-variant="normal" fo:text-transform="none" fo:color="#000000" loext:opacity="100%" style:font-name="source code pro" fo:font-size="10.5pt" fo:letter-spacing="normal" fo:font-style="normal" fo:font-weight="normal" officeooo:rsid="00254164" officeooo:paragraph-rsid="00254164"/>
    </style:style>
    <style:style style:name="P13" style:family="paragraph" style:parent-style-name="Text_20_body">
      <style:text-properties fo:font-variant="normal" fo:text-transform="none" fo:color="#000000" loext:opacity="100%" style:font-name="source code pro" fo:font-size="10.5pt" fo:letter-spacing="normal" fo:font-style="normal" fo:font-weight="normal" officeooo:rsid="00263eb9" officeooo:paragraph-rsid="00263eb9"/>
    </style:style>
    <style:style style:name="P14" style:family="paragraph" style:parent-style-name="Text_20_body">
      <style:text-properties fo:font-variant="normal" fo:text-transform="none" fo:color="#000000" loext:opacity="100%" style:font-name="source code pro" fo:font-size="10.5pt" fo:letter-spacing="normal" fo:font-style="normal" fo:font-weight="normal" officeooo:rsid="00280993" officeooo:paragraph-rsid="00280993"/>
    </style:style>
    <style:style style:name="T1" style:family="text">
      <style:text-properties officeooo:rsid="00267fb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rvlets</text:p>
      <text:p text:style-name="P1"/>
      <text:p text:style-name="P1">Crear una aplicación web.</text:p>
      <text:p text:style-name="P2">Luego vamos a crear una clase que debe extender de HttpServlet</text:p>
      <text:p text:style-name="P2"/>
      <text:p text:style-name="P2">y con la cual vamos a comunicarnos directamente desde el navegador.</text:p>
      <text:p text:style-name="P2"/>
      <text:p text:style-name="P4">@WebServlet("/HolaMundo")</text:p>
      <text:p text:style-name="P4">public class HolaMundo extends HttpServlet {</text:p>
      <text:p text:style-name="P4"><text:s text:c="4"/>//Cual es el metodo que va a procesar nuestro server?</text:p>
      <text:p text:style-name="P4"><text:s text:c="4"/>//es directo desde el navegador entonces get</text:p>
      <text:p text:style-name="P4"><text:s text:c="4"/>//es un formulario entonces post</text:p>
      <text:p text:style-name="P4"><text:s text:c="4"/>//POST Y GET </text:p>
      <text:p text:style-name="P4"><text:s text:c="4"/>//llamaremos a traves del navegador en este caso.</text:p>
      <text:p text:style-name="P4"><text:s text:c="4"/></text:p>
      <text:p text:style-name="P4"><text:s text:c="4"/>//El codigo HTML lo vamos a manejar desde los jsp</text:p>
      <text:p text:style-name="P4"><text:s text:c="4"/></text:p>
      <text:p text:style-name="P4"><text:s text:c="4"/>@Override</text:p>
      <text:p text:style-name="P4"><text:s text:c="4"/>protected void doGet(HttpServletRequest request, HttpServletResponse response) throws IOException {</text:p>
      <text:p text:style-name="P4"><text:s text:c="8"/>//decimos que al navegador le vamos a devolver texto HTML</text:p>
      <text:p text:style-name="P4"><text:s text:c="8"/>response.setContentType("text/html;charset=UTF-8");</text:p>
      <text:p text:style-name="P4"><text:s text:c="8"/>//el out lo usamos para escribir en el navegador web, abrimos el flujo de datos </text:p>
      <text:p text:style-name="P4"><text:s text:c="8"/>PrintWriter out = response.getWriter();</text:p>
      <text:p text:style-name="P4"><text:s text:c="8"/>//luego de guardar en out un puntero a un escritor de response </text:p>
      <text:p text:style-name="P4"><text:s text:c="8"/>//podemos en el imprimir o sea escribir un texto que va a quedar tipo HTML</text:p>
      <text:p text:style-name="P4"><text:s text:c="8"/>out.println("Hola Mundo! desde servlet");</text:p>
      <text:p text:style-name="P4"><text:s text:c="8"/>//Se genera el archivo war que es donde se va a empaquetar el archivo web</text:p>
      <text:p text:style-name="P4"><text:s text:c="8"/></text:p>
      <text:p text:style-name="P4"><text:s text:c="4"/>}</text:p>
      <text:p text:style-name="P4"/>
      <text:p text:style-name="P4">}</text:p>
      <text:p text:style-name="P4"/>
      <text:p text:style-name="P4"/>
      <text:p text:style-name="P4">Por otro lado en el index.html vamos a crear un vinculo que me llame al servlet </text:p>
      <text:p text:style-name="P4"/>
      <text:h text:style-name="P3" text:outline-level="1">&lt;!DOCTYPE html&gt;</text:h>
      <text:p text:style-name="P5">&lt;html&gt;</text:p>
      <text:p text:style-name="P5"><text:s text:c="4"/>&lt;head&gt;</text:p>
      <text:p text:style-name="P5"><text:s text:c="8"/>&lt;title&gt;Start Page&lt;/title&gt;</text:p>
      <text:p text:style-name="P5"><text:s text:c="8"/>&lt;meta http-equiv="Content-Type" content="text/html; charset=UTF-8"&gt;</text:p>
      <text:p text:style-name="P5"><text:s text:c="4"/>&lt;/head&gt;</text:p>
      <text:p text:style-name="P5"><text:s text:c="4"/>&lt;body&gt;</text:p>
      <text:p text:style-name="P5"><text:s text:c="8"/>&lt;h1&gt;LLamando al servlet&lt;/h1&gt;</text:p>
      <text:p text:style-name="P5"><text:soft-page-break/><text:s text:c="8"/>&lt;!--El link a va a mandar a llamar el servlet, ejecutandolo.--&gt;</text:p>
      <text:p text:style-name="P5"><text:s text:c="8"/>&lt;a href="/HolaMundoServlets/HolaMundo"&gt;Servlet Hola Mundo&lt;/a&gt;</text:p>
      <text:p text:style-name="P5"><text:s text:c="4"/>&lt;/body&gt;</text:p>
      <text:p text:style-name="P5">&lt;/html&gt;</text:p>
      <text:p text:style-name="P5"/>
      <text:p text:style-name="P5"/>
      <text:p text:style-name="P6">La ejecucion va a escribir contenido HTML en el navegador, este contenido va a ser el texto dado.</text:p>
      <text:p text:style-name="P7">Para poder ejecutar todo esto es necesario tener el server de glassfish en este caso, aunque podria usarse tomcat o cualquier otro.</text:p>
      <text:p text:style-name="P7"/>
      <text:p text:style-name="P8">Servlet: Clase de java que permite procesar peticiones del cliente por medio del protocolo HTTP, cuando el cliente hace una peticion al servidor web, por medio del servlet podemos procesar dicha peticion.</text:p>
      <text:p text:style-name="P8">En la peticion pueden ir parametros, como informacion de un formulario HTML.</text:p>
      <text:p text:style-name="P8">Una vez que el servlet procesa y recupera los parametros como resultado se vuelve a mostrar la informacion al cliente que hizo la peticion respectiva.</text:p>
      <text:p text:style-name="P8">Permite leer informacion del cliente web, tambien permite generar una respuesta en codigo html, archivos binarios para responder al cliente.</text:p>
      <text:p text:style-name="P8">Los servlets se usan como los controladores que habia en JavaFx, contiene codigo Java y puede generar codigo HTML de manera embebida, es muy complejo embeberlo… para simplificar esta generacion de codigo html se crearon los jsp o java server pages.</text:p>
      <text:p text:style-name="P9">El usuario visualiza informacion que provino de algun codigo, una vez vista hace peticion, la cual la procesa el servlet que se apoya en la informacion de negocio(java bean o modelo) el servlet decide cual es el jsp que se va a mostrar.</text:p>
      <text:p text:style-name="P9">El servlet se apoya de la info de negocio y decide cual es el jsp que se va a mostrar.</text:p>
      <text:p text:style-name="P9">MVC es este patron que se utiliza para organizar las responsabilidades en una aplicación web.</text:p>
      <text:p text:style-name="P9">La vista despliega la info al usuario</text:p>
      <text:p text:style-name="P9">el controlador procesa basicamente, apoyandose de los datos del modelo.</text:p>
      <text:p text:style-name="P9">Para poder entregar la info al jsp quien mostrara otra <text:s/>vez la info al usuario de nuevo una vez procesada.</text:p>
      <text:p text:style-name="P9"/>
      <text:p text:style-name="P9">Metodos soportados por el protocolo HTTP.</text:p>
      <text:p text:style-name="P9">Get,post,head,put,delete,trace y connect.</text:p>
      <text:p text:style-name="P9"><text:soft-page-break/>Los mas utilizados son get y post.</text:p>
      <text:p text:style-name="P9"/>
      <text:p text:style-name="P9">El metodo Get: envia informacion del cliente al servidor por medio de una URL.</text:p>
      <text:p text:style-name="P9">Para este tipo se usa doGet</text:p>
      <text:p text:style-name="P9">El metodo post la envia en el cuerpo del mensaje no en la URL</text:p>
      <text:p text:style-name="P9">para este tipo se usa doPost.</text:p>
      <text:p text:style-name="P10">La informacion sensible siempre utilizando el metodo post.</text:p>
      <text:p text:style-name="P10"/>
      <text:p text:style-name="P11">Los metodos seran sobreescritos siempre, ya que se hereda la clase HttpServlet.</text:p>
      <text:p text:style-name="P11"/>
      <text:p text:style-name="P11"/>
      <text:p text:style-name="P12">Ciclo de vida de un Servlet.</text:p>
      <text:p text:style-name="P12"/>
      <text:p text:style-name="P13">Se compila y se crea la clase servlet.</text:p>
      <text:p text:style-name="P13">Por cada peticion se crea un hilo o subproceso de la clase servlet, para que sea mas eficiente la ejecucion.</text:p>
      <text:p text:style-name="P13">Se manda a llamar el metodo init() el que nos permite inicializar la clase servlet en caso de que sea necesario, solo se ejecuta una unica vez y en llamadas subsecuentes ya no se ejecuta este metodo init().</text:p>
      <text:p text:style-name="P13">Luego de esto nuestro servlet ya esta funcionando y en espera de peticiones.</text:p>
      <text:p text:style-name="P13">Se ejecuta entonces el metodo service(), el cual manda a llamar indirectamente los metodos doGet(),doPost(), jamas debe sobreescribirse, salvo que se sepa lo que se hace en tareas mas avanzadas, <text:span text:style-name="T1">de lo contrario rompemos el ciclo de vida.</text:span></text:p>
      <text:p text:style-name="P14">Se puede mandar a llamar el metodo destroy que lo que hace es equivalente al finalize, es un destructor que libera los recursos de nuestro servlet.</text:p>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ource code pro" svg:font-family="'source code pro', consolas, 'bitstream vera sans mono', 'courier new', Courier,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14T19:01:21.778000000</meta:creation-date>
    <dc:date>2020-12-14T19:29:27.143000000</dc:date>
    <meta:editing-duration>PT20M29S</meta:editing-duration>
    <meta:editing-cycles>12</meta:editing-cycles>
    <meta:generator>LibreOffice/7.0.3.1$Windows_X86_64 LibreOffice_project/d7547858d014d4cf69878db179d326fc3483e082</meta:generator>
    <meta:document-statistic meta:table-count="0" meta:image-count="0" meta:object-count="0" meta:page-count="3" meta:paragraph-count="69" meta:word-count="725" meta:character-count="4572" meta:non-whitespace-character-count="3738"/>
  </office:meta>
</office:document-meta>
</file>